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ast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you discard a Dice card for any reason, deal 1 damage to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 table:number-columns-repeated="3"/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17:07:27.6264220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09T17:20:50.715993210</dc:date>
    <meta:editing-duration>P6DT1H36M38S</meta:editing-duration>
    <meta:editing-cycles>854</meta:editing-cycles>
    <meta:document-statistic meta:table-count="10" meta:cell-count="1988" meta:object-count="0"/>
  </office:meta>
</office:document-meta>
</file>